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.02cm" draw:marker-start-width="0.23cm" draw:marker-end="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2cm" draw:marker-start-width="0.23cm" draw:marker-end="" draw:marker-end-width="0.3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="Arrow" draw:marker-start-width="0.13cm" draw:marker-end="Arrow" draw:marker-end-width="0.1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T1" style:family="text">
      <style:text-properties fo:font-family="'Century Schoolbook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423cm" svg:height="2.419cm" draw:transform="skewX (-0.000349065850398787) rotate (-1.43291531588826) translate (4.146cm 0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24cm" svg:height="1.174cm" draw:transform="rotate (-0.899542696478895) translate (3.43cm 0.21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56cm" svg:height="1.174cm" draw:transform="rotate (-1.43291531588826) translate (2.816cm 0.619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4.65cm" svg:x2="3cm" svg:y2="0.5cm">
          <text:p/>
        </draw:line>
        <draw:frame draw:style-name="gr4" draw:layer="layout" svg:width="0.824cm" svg:height="1.003cm" svg:x="3.107cm" svg:y="2.9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draw:layer="layout" svg:width="0.249cm" svg:height="0.254cm" svg:x="2.892cm" svg:y="1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3.154cm" svg:height="4.435cm" draw:transform="skewX (8.85605692725365E-017) rotate (-2.67785867133558) translate (5.48428659841472cm 4.48620038939462cm)" svg:viewBox="0 0 3155 4436" svg:d="m932-8589c145 25 285-37 411-96 115-54 183-173 261-271s165-192 246-290c78-96 172-185 285-245 132-71 288-84 411-171 94-66 141-179 191-281 52-106 101-216 160-320 61-108 103-222 156-336 54-117 111-235 100-377-13-154-64-296-90-445-29-159-57-321-116-472-50-131-143-245-185-381-40-132-104-245-170-361-74-130-193-172-311-231-107-53-237-63-356-65-140-2-255 121-311 246-48 108-145 182-185 296-39 110-95 209-136 321-41 110-80 219-145 315-71 103-91 225-121 341-30 119-19 252-80 362-60 107-64 230-130 334-63 98-114 205-156 312-43 109-98 212-145 316-46 104-113 197-181 286-71 93-142 183-195 290-54 108-65 227-116 331-67 139 21 282 76 401 54 117 171 171 270 236 116 76 251 47 366 20l146-40 70-15z">
          <text:p/>
        </draw:path>
        <draw:custom-shape draw:style-name="gr7" draw:text-style-name="P1" draw:layer="layout" svg:width="0.249cm" svg:height="0.254cm" svg:x="2.893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92cm" svg:y1="4.113cm" svg:x2="2.562cm" svg:y2="0.647cm">
          <text:p/>
        </draw:line>
        <draw:path draw:style-name="gr9" draw:text-style-name="P1" draw:layer="layout" svg:width="3.154cm" svg:height="4.435cm" draw:transform="rotate (-2.14343885437502) translate (6.73062143673567cm 2.81238586554777cm)" svg:viewBox="0 0 3155 4436" svg:d="m932-10020c145 25 285-36 411-95 115-55 183-174 261-271 78-99 165-193 246-291 78-96 172-184 285-245 132-71 288-84 411-170 94-66 141-179 191-282 52-106 101-216 160-320 61-108 103-222 156-336 54-117 111-234 100-377-13-154-64-295-90-445-29-158-57-320-116-472-50-130-143-245-185-381-40-131-104-245-170-361-74-129-193-171-311-230-107-54-237-64-356-66-140-2-255 121-311 246-48 108-145 182-185 296-39 110-95 210-136 321-41 110-80 220-145 315-71 103-91 226-121 342-30 118-19 252-80 361-60 107-64 231-130 335-63 97-114 205-156 311-43 109-98 212-145 317-46 103-113 196-181 285-71 93-142 184-195 290-54 108-65 227-116 332-67 138 21 282 76 401 54 117 171 170 270 235 116 77 251 47 366 20l146-40 70-15z">
          <text:p/>
        </draw:path>
        <draw:custom-shape draw:style-name="gr7" draw:text-style-name="P1" draw:layer="layout" svg:width="0.249cm" svg:height="0.254cm" draw:transform="rotate (0.534419816960563) translate (3.761cm 2.8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0.451cm" svg:height="0.191cm" draw:transform="rotate (-0.214500965071249) translate (3.25555744376577cm 5.03883066320802cm)" svg:viewBox="0 0 452 192" svg:d="m0 8651c112 9 229-17 328-71l101-68 23-51">
          <text:p/>
        </draw:path>
        <draw:path draw:style-name="gr10" draw:text-style-name="P1" draw:layer="layout" svg:width="0.402cm" svg:height="0.287cm" draw:transform="rotate (0.108559479474027) translate (5.18033812443443cm 4.31566732171857cm)" svg:viewBox="0 0 403 288" svg:d="m0 9986c120 21 265-24 320-145l79-105 4-33">
          <text:p/>
        </draw:path>
        <draw:line draw:style-name="gr11" draw:text-style-name="P1" draw:layer="layout" svg:x1="5.6cm" svg:y1="4.8cm" svg:x2="4.952cm" svg:y2="5.171cm">
          <text:p/>
        </draw:line>
        <draw:frame draw:style-name="gr12" draw:text-style-name="P2" draw:layer="layout" svg:width="1cm" svg:height="1.25cm" svg:x="3.9cm" svg:y="2.4cm">
          <draw:text-box>
            <text:p><text:span text:style-name="T1">G</text:span></text:p>
          </draw:text-box>
        </draw:frame>
        <draw:frame draw:style-name="gr12" draw:text-style-name="P2" draw:layer="layout" svg:width="1cm" svg:height="1.25cm" svg:x="2.2cm" svg:y="3.1cm">
          <draw:text-box>
            <text:p><text:span text:style-name="T1">O</text:span></text:p>
          </draw:text-box>
        </draw:frame>
        <draw:frame draw:style-name="gr12" draw:text-style-name="P2" draw:layer="layout" svg:width="1cm" svg:height="1.25cm" svg:x="3cm" svg:y="0.8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10:45</dc:date>
    <meta:editing-cycles>25</meta:editing-cycles>
    <meta:editing-duration>PT05H07M4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